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tudent Name</text:p>
          </table:table-cell>
          <table:table-cell office:value-type="string" calcext:value-type="string">
            <text:p>Mobile Number</text:p>
          </table:table-cell>
        </table:table-row>
        <table:table-row table:style-name="ro1">
          <table:table-cell office:value-type="string" calcext:value-type="string">
            <text:p>Jafar Sha S 5</text:p>
          </table:table-cell>
          <table:table-cell office:value-type="float" office:value="918848168067" calcext:value-type="float">
            <text:p>918848168067</text:p>
          </table:table-cell>
        </table:table-row>
        <table:table-row table:style-name="ro1">
          <table:table-cell office:value-type="string" calcext:value-type="string">
            <text:p>NADIRSHAH</text:p>
          </table:table-cell>
          <table:table-cell office:value-type="float" office:value="917594019275" calcext:value-type="float">
            <text:p>917594019275</text:p>
          </table:table-cell>
        </table:table-row>
        <table:table-row table:style-name="ro1">
          <table:table-cell office:value-type="string" calcext:value-type="string">
            <text:p>Jamal T H</text:p>
          </table:table-cell>
          <table:table-cell office:value-type="float" office:value="919895331729" calcext:value-type="float">
            <text:p>919895331729</text:p>
          </table:table-cell>
        </table:table-row>
        <table:table-row table:style-name="ro1">
          <table:table-cell office:value-type="string" calcext:value-type="string">
            <text:p>Salimma Luke </text:p>
          </table:table-cell>
          <table:table-cell office:value-type="float" office:value="919947532173" calcext:value-type="float">
            <text:p>919947532173</text:p>
          </table:table-cell>
        </table:table-row>
        <table:table-row table:style-name="ro1">
          <table:table-cell office:value-type="string" calcext:value-type="string">
            <text:p>Satheesh Kr</text:p>
          </table:table-cell>
          <table:table-cell office:value-type="float" office:value="918289956114" calcext:value-type="float">
            <text:p>918289956114</text:p>
          </table:table-cell>
        </table:table-row>
        <table:table-row table:style-name="ro1">
          <table:table-cell office:value-type="string" calcext:value-type="string">
            <text:p>Sreejavijyan</text:p>
          </table:table-cell>
          <table:table-cell office:value-type="float" office:value="919497408473" calcext:value-type="float">
            <text:p>919497408473</text:p>
          </table:table-cell>
        </table:table-row>
        <table:table-row table:style-name="ro1">
          <table:table-cell office:value-type="string" calcext:value-type="string">
            <text:p>vandhana santhosh</text:p>
          </table:table-cell>
          <table:table-cell office:value-type="float" office:value="919895827136" calcext:value-type="float">
            <text:p>919895827136</text:p>
          </table:table-cell>
        </table:table-row>
        <table:table-row table:style-name="ro1">
          <table:table-cell office:value-type="string" calcext:value-type="string">
            <text:p>Bipin K Babu</text:p>
          </table:table-cell>
          <table:table-cell office:value-type="float" office:value="919188675510" calcext:value-type="float">
            <text:p>919188675510</text:p>
          </table:table-cell>
        </table:table-row>
        <table:table-row table:style-name="ro1">
          <table:table-cell office:value-type="string" calcext:value-type="string">
            <text:p>Veerabhadran 5</text:p>
          </table:table-cell>
          <table:table-cell office:value-type="float" office:value="919746147662" calcext:value-type="float">
            <text:p>919746147662</text:p>
          </table:table-cell>
        </table:table-row>
        <table:table-row table:style-name="ro1">
          <table:table-cell office:value-type="string" calcext:value-type="string">
            <text:p>Adithya Jayaram </text:p>
          </table:table-cell>
          <table:table-cell office:value-type="float" office:value="917994755833" calcext:value-type="float">
            <text:p>917994755833</text:p>
          </table:table-cell>
        </table:table-row>
        <table:table-row table:style-name="ro1">
          <table:table-cell office:value-type="string" calcext:value-type="string">
            <text:p>Sreekumari</text:p>
          </table:table-cell>
          <table:table-cell office:value-type="float" office:value="919846056324" calcext:value-type="float">
            <text:p>919846056324</text:p>
          </table:table-cell>
        </table:table-row>
        <table:table-row table:style-name="ro1">
          <table:table-cell office:value-type="string" calcext:value-type="string">
            <text:p>RAJULA P M</text:p>
          </table:table-cell>
          <table:table-cell office:value-type="float" office:value="919747709056" calcext:value-type="float">
            <text:p>919747709056</text:p>
          </table:table-cell>
        </table:table-row>
        <table:table-row table:style-name="ro1">
          <table:table-cell office:value-type="string" calcext:value-type="string">
            <text:p>Afsal Abdulshukkoor</text:p>
          </table:table-cell>
          <table:table-cell office:value-type="float" office:value="918606817690" calcext:value-type="float">
            <text:p>918606817690</text:p>
          </table:table-cell>
        </table:table-row>
        <table:table-row table:style-name="ro1">
          <table:table-cell office:value-type="string" calcext:value-type="string">
            <text:p>Megha Ajith</text:p>
          </table:table-cell>
          <table:table-cell office:value-type="float" office:value="918089237747" calcext:value-type="float">
            <text:p>918089237747</text:p>
          </table:table-cell>
        </table:table-row>
        <table:table-row table:style-name="ro1">
          <table:table-cell office:value-type="string" calcext:value-type="string">
            <text:p>E Sulochana</text:p>
          </table:table-cell>
          <table:table-cell office:value-type="float" office:value="919605349955" calcext:value-type="float">
            <text:p>919605349955</text:p>
          </table:table-cell>
        </table:table-row>
        <table:table-row table:style-name="ro1">
          <table:table-cell office:value-type="string" calcext:value-type="string">
            <text:p>Lalitha Rajagopal</text:p>
          </table:table-cell>
          <table:table-cell office:value-type="float" office:value="919544011006" calcext:value-type="float">
            <text:p>919544011006</text:p>
          </table:table-cell>
        </table:table-row>
        <table:table-row table:style-name="ro1">
          <table:table-cell office:value-type="string" calcext:value-type="string">
            <text:p>Shabu E B</text:p>
          </table:table-cell>
          <table:table-cell office:value-type="float" office:value="919446855722" calcext:value-type="float">
            <text:p>919446855722</text:p>
          </table:table-cell>
        </table:table-row>
        <table:table-row table:style-name="ro1">
          <table:table-cell office:value-type="string" calcext:value-type="string">
            <text:p>Ambily Roshan</text:p>
          </table:table-cell>
          <table:table-cell office:value-type="float" office:value="919746829341" calcext:value-type="float">
            <text:p>919746829341</text:p>
          </table:table-cell>
        </table:table-row>
        <table:table-row table:style-name="ro1">
          <table:table-cell office:value-type="string" calcext:value-type="string">
            <text:p>Thasniya</text:p>
          </table:table-cell>
          <table:table-cell office:value-type="float" office:value="919544519014" calcext:value-type="float">
            <text:p>919544519014</text:p>
          </table:table-cell>
        </table:table-row>
        <table:table-row table:style-name="ro1">
          <table:table-cell office:value-type="string" calcext:value-type="string">
            <text:p>Rafeek PM</text:p>
          </table:table-cell>
          <table:table-cell office:value-type="float" office:value="919446488954" calcext:value-type="float">
            <text:p>919446488954</text:p>
          </table:table-cell>
        </table:table-row>
        <table:table-row table:style-name="ro1">
          <table:table-cell office:value-type="string" calcext:value-type="string">
            <text:p>Sefik Pnd</text:p>
          </table:table-cell>
          <table:table-cell office:value-type="float" office:value="918891888369" calcext:value-type="float">
            <text:p>918891888369</text:p>
          </table:table-cell>
        </table:table-row>
        <table:table-row table:style-name="ro1">
          <table:table-cell office:value-type="string" calcext:value-type="string">
            <text:p>Haseena K A</text:p>
          </table:table-cell>
          <table:table-cell office:value-type="float" office:value="919562186720" calcext:value-type="float">
            <text:p>919562186720</text:p>
          </table:table-cell>
        </table:table-row>
        <table:table-row table:style-name="ro1">
          <table:table-cell office:value-type="string" calcext:value-type="string">
            <text:p>Sasikala P. R</text:p>
          </table:table-cell>
          <table:table-cell office:value-type="float" office:value="919447897359" calcext:value-type="float">
            <text:p>919447897359</text:p>
          </table:table-cell>
        </table:table-row>
        <table:table-row table:style-name="ro1">
          <table:table-cell office:value-type="string" calcext:value-type="string">
            <text:p>Mini P R</text:p>
          </table:table-cell>
          <table:table-cell office:value-type="float" office:value="919495163201" calcext:value-type="float">
            <text:p>919495163201</text:p>
          </table:table-cell>
        </table:table-row>
        <table:table-row table:style-name="ro1">
          <table:table-cell office:value-type="string" calcext:value-type="string">
            <text:p>Alma Nasrin</text:p>
          </table:table-cell>
          <table:table-cell office:value-type="float" office:value="919562631500" calcext:value-type="float">
            <text:p>919562631500</text:p>
          </table:table-cell>
        </table:table-row>
        <table:table-row table:style-name="ro1">
          <table:table-cell office:value-type="string" calcext:value-type="string">
            <text:p>Rejani. B</text:p>
          </table:table-cell>
          <table:table-cell office:value-type="float" office:value="919497757930" calcext:value-type="float">
            <text:p>919497757930</text:p>
          </table:table-cell>
        </table:table-row>
        <table:table-row table:style-name="ro1">
          <table:table-cell office:value-type="string" calcext:value-type="string">
            <text:p>Ramy Muhamma</text:p>
          </table:table-cell>
          <table:table-cell office:value-type="float" office:value="918891633120" calcext:value-type="float">
            <text:p>918891633120</text:p>
          </table:table-cell>
        </table:table-row>
        <table:table-row table:style-name="ro1">
          <table:table-cell office:value-type="string" calcext:value-type="string">
            <text:p>Rahmath Hydrose</text:p>
          </table:table-cell>
          <table:table-cell office:value-type="float" office:value="918547888418" calcext:value-type="float">
            <text:p>918547888418</text:p>
          </table:table-cell>
        </table:table-row>
        <table:table-row table:style-name="ro1">
          <table:table-cell office:value-type="string" calcext:value-type="string">
            <text:p>Abdul Vahid</text:p>
          </table:table-cell>
          <table:table-cell office:value-type="float" office:value="919446426143" calcext:value-type="float">
            <text:p>919446426143</text:p>
          </table:table-cell>
        </table:table-row>
        <table:table-row table:style-name="ro1">
          <table:table-cell office:value-type="string" calcext:value-type="string">
            <text:p>Bijis P Baby</text:p>
          </table:table-cell>
          <table:table-cell office:value-type="float" office:value="971505096530" calcext:value-type="float">
            <text:p>971505096530</text:p>
          </table:table-cell>
        </table:table-row>
        <table:table-row table:style-name="ro1">
          <table:table-cell office:value-type="string" calcext:value-type="string">
            <text:p>Reji Kottayam Cr Student</text:p>
          </table:table-cell>
          <table:table-cell office:value-type="float" office:value="918289894151" calcext:value-type="float">
            <text:p>918289894151</text:p>
          </table:table-cell>
        </table:table-row>
        <table:table-row table:style-name="ro1">
          <table:table-cell office:value-type="string" calcext:value-type="string">
            <text:p>Sajai Santhosh, Santhosh Nivas, Velimanam, Kannur</text:p>
          </table:table-cell>
          <table:table-cell office:value-type="float" office:value="919048790207" calcext:value-type="float">
            <text:p>919048790207</text:p>
          </table:table-cell>
        </table:table-row>
        <table:table-row table:style-name="ro1">
          <table:table-cell office:value-type="string" calcext:value-type="string">
            <text:p>Gopakumar</text:p>
          </table:table-cell>
          <table:table-cell office:value-type="float" office:value="918848795005" calcext:value-type="float">
            <text:p>918848795005</text:p>
          </table:table-cell>
        </table:table-row>
        <table:table-row table:style-name="ro1">
          <table:table-cell office:value-type="string" calcext:value-type="string">
            <text:p>Riya Reji</text:p>
          </table:table-cell>
          <table:table-cell office:value-type="float" office:value="919961423156" calcext:value-type="float">
            <text:p>919961423156</text:p>
          </table:table-cell>
        </table:table-row>
        <table:table-row table:style-name="ro1">
          <table:table-cell office:value-type="string" calcext:value-type="string">
            <text:p>PRIYANKA. S. NAIR</text:p>
          </table:table-cell>
          <table:table-cell office:value-type="float" office:value="919539534201" calcext:value-type="float">
            <text:p>919539534201</text:p>
          </table:table-cell>
        </table:table-row>
        <table:table-row table:style-name="ro1">
          <table:table-cell office:value-type="string" calcext:value-type="string">
            <text:p>Renjana Devi</text:p>
          </table:table-cell>
          <table:table-cell office:value-type="float" office:value="918921484704" calcext:value-type="float">
            <text:p>918921484704</text:p>
          </table:table-cell>
        </table:table-row>
        <table:table-row table:style-name="ro1">
          <table:table-cell office:value-type="string" calcext:value-type="string">
            <text:p>Suresh Kumar Suji 27</text:p>
          </table:table-cell>
          <table:table-cell office:value-type="float" office:value="919846785100" calcext:value-type="float">
            <text:p>919846785100</text:p>
          </table:table-cell>
        </table:table-row>
        <table:table-row table:style-name="ro1">
          <table:table-cell office:value-type="string" calcext:value-type="string">
            <text:p>Elamma Jose</text:p>
          </table:table-cell>
          <table:table-cell office:value-type="float" office:value="919496433160" calcext:value-type="float">
            <text:p>919496433160</text:p>
          </table:table-cell>
        </table:table-row>
        <table:table-row table:style-name="ro1">
          <table:table-cell office:value-type="string" calcext:value-type="string">
            <text:p>Gangavinayak</text:p>
          </table:table-cell>
          <table:table-cell office:value-type="float" office:value="919061013928" calcext:value-type="float">
            <text:p>919061013928</text:p>
          </table:table-cell>
        </table:table-row>
        <table:table-row table:style-name="ro1">
          <table:table-cell office:value-type="string" calcext:value-type="string">
            <text:p>Jayanandan P</text:p>
          </table:table-cell>
          <table:table-cell office:value-type="float" office:value="919496273231" calcext:value-type="float">
            <text:p>919496273231</text:p>
          </table:table-cell>
        </table:table-row>
        <table:table-row table:style-name="ro1">
          <table:table-cell office:value-type="string" calcext:value-type="string">
            <text:p>Ciciya Baby</text:p>
          </table:table-cell>
          <table:table-cell office:value-type="float" office:value="919544371647" calcext:value-type="float">
            <text:p>919544371647</text:p>
          </table:table-cell>
        </table:table-row>
        <table:table-row table:style-name="ro1">
          <table:table-cell office:value-type="string" calcext:value-type="string">
            <text:p>Sadeera Udhyakumar</text:p>
          </table:table-cell>
          <table:table-cell office:value-type="float" office:value="919447102024" calcext:value-type="float">
            <text:p>919447102024</text:p>
          </table:table-cell>
        </table:table-row>
        <table:table-row table:style-name="ro1">
          <table:table-cell office:value-type="string" calcext:value-type="string">
            <text:p>subaida Najeeb</text:p>
          </table:table-cell>
          <table:table-cell office:value-type="float" office:value="919544885606" calcext:value-type="float">
            <text:p>919544885606</text:p>
          </table:table-cell>
        </table:table-row>
        <table:table-row table:style-name="ro1">
          <table:table-cell office:value-type="string" calcext:value-type="string">
            <text:p>Sunil Swtd Yoga</text:p>
          </table:table-cell>
          <table:table-cell office:value-type="float" office:value="918891187433" calcext:value-type="float">
            <text:p>918891187433</text:p>
          </table:table-cell>
        </table:table-row>
        <table:table-row table:style-name="ro1">
          <table:table-cell office:value-type="string" calcext:value-type="string">
            <text:p>Dr Snovy Manjooran</text:p>
          </table:table-cell>
          <table:table-cell office:value-type="float" office:value="919074669296" calcext:value-type="float">
            <text:p>919074669296</text:p>
          </table:table-cell>
        </table:table-row>
        <table:table-row table:style-name="ro1">
          <table:table-cell office:value-type="string" calcext:value-type="string">
            <text:p>Nahas S</text:p>
          </table:table-cell>
          <table:table-cell office:value-type="float" office:value="916282056275" calcext:value-type="float">
            <text:p>916282056275</text:p>
          </table:table-cell>
        </table:table-row>
        <table:table-row table:style-name="ro1">
          <table:table-cell office:value-type="string" calcext:value-type="string">
            <text:p>Girija</text:p>
          </table:table-cell>
          <table:table-cell office:value-type="float" office:value="919349735401" calcext:value-type="float">
            <text:p>919349735401</text:p>
          </table:table-cell>
        </table:table-row>
        <table:table-row table:style-name="ro1">
          <table:table-cell office:value-type="string" calcext:value-type="string">
            <text:p>Jiji IPA</text:p>
          </table:table-cell>
          <table:table-cell office:value-type="float" office:value="919995233351" calcext:value-type="float">
            <text:p>919995233351</text:p>
          </table:table-cell>
        </table:table-row>
        <table:table-row table:style-name="ro1">
          <table:table-cell office:value-type="string" calcext:value-type="string">
            <text:p>Aswathi E S</text:p>
          </table:table-cell>
          <table:table-cell office:value-type="float" office:value="918281839301" calcext:value-type="float">
            <text:p>918281839301</text:p>
          </table:table-cell>
        </table:table-row>
        <table:table-row table:style-name="ro1">
          <table:table-cell office:value-type="string" calcext:value-type="string">
            <text:p>Ansila Rafeek</text:p>
          </table:table-cell>
          <table:table-cell office:value-type="float" office:value="918138001191" calcext:value-type="float">
            <text:p>918138001191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919946837190" calcext:value-type="float">
            <text:p>919946837190</text:p>
          </table:table-cell>
        </table:table-row>
        <table:table-row table:style-name="ro1">
          <table:table-cell office:value-type="string" calcext:value-type="string">
            <text:p>Nissar Azeez</text:p>
          </table:table-cell>
          <table:table-cell office:value-type="float" office:value="917306220743" calcext:value-type="float">
            <text:p>917306220743</text:p>
          </table:table-cell>
        </table:table-row>
        <table:table-row table:style-name="ro1">
          <table:table-cell office:value-type="string" calcext:value-type="string">
            <text:p>Sreejalakshmy</text:p>
          </table:table-cell>
          <table:table-cell office:value-type="float" office:value="917306501241" calcext:value-type="float">
            <text:p>917306501241</text:p>
          </table:table-cell>
        </table:table-row>
        <table:table-row table:style-name="ro1">
          <table:table-cell office:value-type="string" calcext:value-type="string">
            <text:p>Valsamma Augustine</text:p>
          </table:table-cell>
          <table:table-cell office:value-type="float" office:value="919037568446" calcext:value-type="float">
            <text:p>919037568446</text:p>
          </table:table-cell>
        </table:table-row>
        <table:table-row table:style-name="ro1">
          <table:table-cell office:value-type="string" calcext:value-type="string">
            <text:p>C M Anilkumar</text:p>
          </table:table-cell>
          <table:table-cell office:value-type="float" office:value="919387061119" calcext:value-type="float">
            <text:p>919387061119</text:p>
          </table:table-cell>
        </table:table-row>
        <table:table-row table:style-name="ro1">
          <table:table-cell office:value-type="string" calcext:value-type="string">
            <text:p>Nidheesh Kumar N</text:p>
          </table:table-cell>
          <table:table-cell office:value-type="float" office:value="918123534618" calcext:value-type="float">
            <text:p>918123534618</text:p>
          </table:table-cell>
        </table:table-row>
        <table:table-row table:style-name="ro1">
          <table:table-cell office:value-type="string" calcext:value-type="string">
            <text:p>Ajayaghosh</text:p>
          </table:table-cell>
          <table:table-cell office:value-type="float" office:value="919947205485" calcext:value-type="float">
            <text:p>919947205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9:26:53.364676836</meta:creation-date>
    <dc:date>2024-06-16T19:33:05.417551370</dc:date>
    <meta:editing-duration>PT5M27S</meta:editing-duration>
    <meta:editing-cycles>1</meta:editing-cycles>
    <meta:document-statistic meta:table-count="1" meta:cell-count="116" meta:object-count="0"/>
    <meta:generator>LibreOffice/7.4.7.2$Linux_X86_64 LibreOffice_project/40$Build-2</meta:generator>
  </office:meta>
</office:document-meta>
</file>